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RefDes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Producer Part No</text:p>
          </table:table-cell>
          <table:table-cell table:style-name="ce13" office:value-type="string" calcext:value-type="string">
            <text:p>Farnell Part No</text:p>
          </table:table-cell>
          <table:table-cell table:style-name="ce13" office:value-type="string" calcext:value-type="string">
            <text:p>Farnell American</text:p>
          </table:table-cell>
          <table:table-cell table:style-name="ce13" office:value-type="string" calcext:value-type="string">
            <text:p>DigiKey Part No</text:p>
          </table:table-cell>
          <table:table-cell table:style-name="ce13" office:value-type="string" calcext:value-type="string">
            <text:p>Mouser</text:p>
          </table:table-cell>
          <table:table-cell table:style-name="ce1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16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EBV-02-D</text:p>
          </table:table-cell>
          <table:table-cell table:style-name="ce1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16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16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16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5" table:number-columns-repeated="2"/>
          <table:table-cell table:style-name="ce14"/>
          <table:table-cell table:style-name="ce15"/>
          <table:table-cell table:style-name="ce14" office:value-type="string" calcext:value-type="string">
            <text:p>raspberry pi receptable !! instead of headers</text:p>
          </table:table-cell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ON SEMICONDUCTOR</text:p>
          </table:table-cell>
          <table:table-cell table:style-name="ce15" office:value-type="string" calcext:value-type="string">
            <text:p>S1A</text:p>
          </table:table-cell>
          <table:table-cell table:style-name="ce1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15"/>
          <table:table-cell table:style-name="ce14" table:number-columns-repeated="2"/>
          <table:table-cell table:style-name="ce14" office:value-type="string" calcext:value-type="string">
            <text:p>diode for circuit protection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16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16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4" office:value-type="string" calcext:value-type="string">
            <text:p>blade fus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18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office:value-type="string" calcext:value-type="string">
            <text:p>Ice fpga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18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1826S-1202E/DB</text:p>
          </table:table-cell>
          <table:table-cell table:style-name="ce18" office:value-type="string" calcext:value-type="string">
            <text:p><text:a xlink:href="https://nl.farnell.com/microchip/mcp1826s-1202e-db/ic-ldo-reg-1a-1-2v-sot223-3/dp/1851995" xlink:type="simple">1851995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MCP1826S-3302E/DB </text:p>
          </table:table-cell>
          <table:table-cell table:style-name="ce18" office:value-type="string" calcext:value-type="string">
            <text:p><text:a xlink:href="https://nl.farnell.com/microchip/mcp1826s-3302e-db/ic-ldo-3-3v-1a-sot-223-3/dp/1578424" xlink:type="simple">1578424</text:a></text:p>
          </table:table-cell>
          <table:table-cell table:number-columns-repeated="3"/>
          <table:table-cell office:value-type="string" calcext:value-type="string">
            <text:p>voltage regulato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18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4K70FKEA </text:p>
          </table:table-cell>
          <table:table-cell table:style-name="ce18" office:value-type="string" calcext:value-type="string">
            <text:p><text:a xlink:href="https://nl.farnell.com/vishay/crcw08054k70fkea/res-4k7-1-0-125w-0805-thick-film/dp/1469923" xlink:type="simple">1469923</text:a></text:p>
          </table:table-cell>
          <table:table-cell table:number-columns-repeated="3"/>
          <table:table-cell office:value-type="string" calcext:value-type="string">
            <text:p>resistor 4.7K, most likely replaceable with 10K .. beaglewire used different pull resistors as you</text:p>
          </table:table-cell>
          <table:table-cell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5"/>
          <table:table-cell table:style-name="ce4" office:value-type="string" calcext:value-type="string">
            <text:p>VISHAY</text:p>
          </table:table-cell>
          <table:table-cell table:style-name="ce14" office:value-type="string" calcext:value-type="string">
            <text:p>CRCW0805220RFKEA <text:s/></text:p>
          </table:table-cell>
          <table:table-cell table:style-name="ce18" office:value-type="string" calcext:value-type="string">
            <text:p><text:span text:style-name="T1"><text:a xlink:href="https://nl.farnell.com/vishay/crcw0805220rfkea/res-220r-1-0-125w-0805-thick-film/dp/1469899" xlink:type="simple">1469899</text:a></text:span></text:p>
          </table:table-cell>
          <table:table-cell table:style-name="ce14" table:number-columns-repeated="3"/>
          <table:table-cell office:value-type="string" calcext:value-type="string">
            <text:p>resistor 22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9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10" office:value-type="string" calcext:value-type="string">
            <text:p>CRCW0805100RFKE</text:p>
          </table:table-cell>
          <table:table-cell table:style-name="ce18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office:value-type="string" calcext:value-type="string">
            <text:p>resistor 10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17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16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<text:s/>GRM21BR61H475KE51L</text:p>
          </table:table-cell>
          <table:table-cell office:value-type="string" calcext:value-type="string">
            <text:p><text:a xlink:href="https://nl.farnell.com/murata/grm21br61h475ke51l/cap-4-7-f-50v-10-x5r-0805/dp/2611942" xlink:type="simple">2611942</text:a></text:p>
          </table:table-cell>
          <table:table-cell table:number-columns-repeated="3"/>
          <table:table-cell office:value-type="string" calcext:value-type="string">
            <text:p>4.7 µF 2012 ca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7" office:value-type="string" calcext:value-type="string">
            <text:p><text:s/>C0805C106K4PACTU</text:p>
          </table:table-cell>
          <table:table-cell table:style-name="ce18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office:value-type="string" calcext:value-type="string">
            <text:p>10 µF 2012 ca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2:54:12.833407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0-05-03T14:02:05.417427208</dc:date>
    <meta:editing-duration>PT9H44M34S</meta:editing-duration>
    <meta:editing-cycles>59</meta:editing-cycles>
    <meta:generator>LibreOffice/6.0.7.3$Linux_X86_64 LibreOffice_project/00m0$Build-3</meta:generator>
    <meta:document-statistic meta:table-count="1" meta:cell-count="164" meta:object-count="0"/>
  </office:meta>
</office:document-meta>
</file>